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32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5.34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397cm" svg:x="10.795cm" svg:y="6.985cm">
          <text:p text:style-name="P1">S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2.159cm" svg:y="9.525cm">
          <text:p text:style-name="P1">Strateg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0.795cm" svg:y="9.525cm">
          <text:p text:style-name="P1">T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10.16cm">
          <text:p text:style-name="P1">Texchan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4.572cm">
          <text:p text:style-name="P1">Public Ag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7.366cm">
          <text:p text:style-name="P1">Private Ag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39cm" svg:y1="5.207cm" svg:x2="15.621cm" svg:y2="7.62cm">
          <text:p/>
        </draw:line>
        <draw:line draw:style-name="gr2" draw:text-style-name="P2" draw:layer="layout" svg:x1="15.621cm" svg:y1="7.747cm" svg:x2="19.939cm" svg:y2="8.128cm">
          <text:p/>
        </draw:line>
        <draw:line draw:style-name="gr3" draw:text-style-name="P3" draw:layer="layout" svg:x1="6.985cm" svg:y1="7.62cm" svg:x2="10.795cm" svg:y2="7.62cm">
          <text:p/>
        </draw:line>
        <draw:line draw:style-name="gr3" draw:text-style-name="P3" draw:layer="layout" svg:x1="6.985cm" svg:y1="10.287cm" svg:x2="10.795cm" svg:y2="10.287cm">
          <text:p/>
        </draw:line>
        <draw:line draw:style-name="gr3" draw:text-style-name="P3" draw:layer="layout" svg:x1="15.621cm" svg:y1="10.287cm" svg:x2="19.939cm" svg:y2="10.922cm">
          <text:p/>
        </draw:line>
        <draw:custom-shape draw:style-name="gr1" draw:text-style-name="P1" draw:layer="layout" svg:width="4.826cm" svg:height="1.397cm" svg:x="10.795cm" svg:y="12.573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81cm" svg:y1="12.573cm" svg:x2="13.081cm" svg:y2="10.922cm">
          <text:p/>
        </draw:line>
        <draw:custom-shape draw:style-name="gr4" draw:text-style-name="P1" draw:layer="layout" svg:width="5.842cm" svg:height="1.397cm" svg:x="10.16cm" svg:y="4.064cm">
          <text:p text:style-name="P1">Secretaria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81cm" svg:y1="6.985cm" svg:x2="13.081cm" svg:y2="5.461cm">
          <text:p/>
        </draw:line>
        <draw:custom-shape draw:style-name="gr1" draw:text-style-name="P1" draw:layer="layout" svg:width="4.826cm" svg:height="1.397cm" svg:x="10.668cm" svg:y="1.016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054cm" svg:y1="4.064cm" svg:x2="13.054cm" svg:y2="2.413cm">
          <text:p/>
        </draw:line>
        <draw:custom-shape draw:style-name="gr1" draw:text-style-name="P1" draw:layer="layout" svg:width="4.826cm" svg:height="1.397cm" svg:x="2.159cm" svg:y="6.985cm">
          <text:p text:style-name="P1">Strateg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23:20.328015778</meta:creation-date>
    <dc:date>2020-12-29T18:12:35.975147640</dc:date>
    <meta:editing-duration>PT53M15S</meta:editing-duration>
    <meta:editing-cycles>5</meta:editing-cycles>
    <meta:generator>LibreOffice/6.4.6.2$Linux_X86_64 LibreOffice_project/40$Build-2</meta:generator>
    <meta:document-statistic meta:object-count="18"/>
  </office:meta>
</office:document-meta>
</file>